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 stretchy="false">{</mo>
        <mrow>
          <mi>A</mi>
          <mi>,</mi>
          <mi>B</mi>
        </mrow>
        <mo stretchy="false">}</mo>
      </mrow>
      <mrow>
        <mi/>
        <mo stretchy="false">=</mo>
        <mi/>
      </mrow>
      <mrow>
        <munderover>
          <mo stretchy="false">∑</mo>
          <mrow>
            <mi>i</mi>
            <mo stretchy="false">=</mo>
            <mn>1</mn>
          </mrow>
          <mi>S</mi>
        </munderover>
        <mfenced open="(" close=")">
          <mrow>
            <mfrac>
              <mrow>
                <mo stretchy="false">∂</mo>
                <mi>A</mi>
              </mrow>
              <mrow>
                <mo stretchy="false">∂</mo>
                <msub>
                  <mi>q</mi>
                  <mi>j</mi>
                </msub>
              </mrow>
            </mfrac>
            <mi/>
            <mfrac>
              <mrow>
                <mo stretchy="false">∂</mo>
                <mi>B</mi>
              </mrow>
              <mrow>
                <mo stretchy="false">∂</mo>
                <msub>
                  <mi>p</mi>
                  <mi>j</mi>
                </msub>
              </mrow>
            </mfrac>
            <mrow>
              <mi/>
              <mo stretchy="false">−</mo>
              <mi/>
            </mrow>
            <mfrac>
              <mrow>
                <mo stretchy="false">∂</mo>
                <mi>A</mi>
              </mrow>
              <mrow>
                <mo stretchy="false">∂</mo>
                <msub>
                  <mi>p</mi>
                  <mi>j</mi>
                </msub>
              </mrow>
            </mfrac>
            <mi/>
            <mfrac>
              <mrow>
                <mo stretchy="false">∂</mo>
                <mi>B</mi>
              </mrow>
              <mrow>
                <mo stretchy="false">∂</mo>
                <msub>
                  <mi>q</mi>
                  <mi>j</mi>
                </msub>
              </mrow>
            </mfrac>
          </mrow>
        </mfenced>
      </mrow>
    </mrow>
    <annotation encoding="StarMath 5.0">
lbrace A , B rbrace ` = ` sum from i=1 to S left ( {partial A} over {partial q_j} ` {partial B} over {partial p_j} `-` {partial A} over {partial p_j} ` {partial B} over {partial q_j} 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7:08:29.634000000</meta:creation-date>
    <meta:generator>LibreOffice/4.1.4.2$Windows_x86 LibreOffice_project/0a0440ccc0227ad9829de5f46be37cfb6edcf72</meta:generator>
  </office:meta>
</office:document-meta>
</file>